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/>
    </style:style>
    <style:style style:name="P2" style:family="paragraph" style:parent-style-name="Standard">
      <style:paragraph-properties style:line-height-at-least="0.0693in" fo:text-align="center" style:justify-single-word="false"/>
    </style:style>
    <style:style style:name="P3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4" style:family="paragraph" style:parent-style-name="Standard">
      <style:paragraph-properties fo:margin-left="-0.4402in" fo:margin-right="-0.5in" style:line-height-at-least="0.0693in" fo:text-indent="0in" style:auto-text-indent="false"/>
    </style:style>
    <style:style style:name="P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6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9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2" style:family="paragraph" style:parent-style-name="Standard" style:list-style-name="L2">
      <style:paragraph-properties style:line-height-at-least="0.0693in"/>
      <style:text-properties style:font-name="Times" officeooo:paragraph-rsid="00048ef5"/>
    </style:style>
    <style:style style:name="P13" style:family="paragraph" style:parent-style-name="Standard" style:list-style-name="WWNum2">
      <style:paragraph-properties style:line-height-at-least="0.0693in"/>
    </style:style>
    <style:style style:name="P14" style:family="paragraph" style:parent-style-name="Standard" style:list-style-name="WWNum3">
      <style:paragraph-properties style:line-height-at-least="0.0693in"/>
    </style:style>
    <style:style style:name="P15" style:family="paragraph" style:parent-style-name="Standard" style:list-style-name="WWNum1">
      <style:paragraph-properties style:line-height-at-least="0.0693in"/>
    </style:style>
    <style:style style:name="P16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7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style:font-size-asian="12pt" style:font-weight-asian="bold" style:font-name-complex="Helvetica" style:font-size-complex="12pt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2" style:family="paragraph" style:parent-style-name="Standard">
      <style:paragraph-properties fo:margin-left="-0.4402in" fo:margin-right="-0.5in" style:line-height-at-least="0.0693in" fo:text-align="start" style:justify-single-word="false" fo:text-indent="0in" style:auto-text-indent="false"/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" style:family="text">
      <style:text-properties style:font-name="Times"/>
    </style:style>
    <style:style style:name="T2" style:family="text">
      <style:text-properties style:font-name="Times" fo:font-size="12pt" style:font-size-asian="12pt" style:font-name-complex="Helvetica" style:font-size-complex="12pt"/>
    </style:style>
    <style:style style:name="T3" style:family="text">
      <style:text-properties style:font-name="Times" fo:font-size="12pt" officeooo:rsid="0000bb8a" style:font-size-asian="12pt" style:font-name-complex="Helvetica" style:font-size-complex="12pt"/>
    </style:style>
    <style:style style:name="T4" style:family="text">
      <style:text-properties style:font-name="Times" fo:font-size="12pt" officeooo:rsid="00030e6d" style:font-size-asian="12pt" style:font-name-complex="Helvetica" style:font-size-complex="12pt"/>
    </style:style>
    <style:style style:name="T5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9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0" style:family="text">
      <style:text-properties style:font-name="Times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3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4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5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16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17" style:family="text">
      <style:text-properties style:font-name="Times" fo:font-size="12pt" fo:font-style="italic" style:font-size-asian="12pt" style:font-style-asian="italic" style:font-name-complex="Helvetica" style:font-size-complex="12pt"/>
    </style:style>
    <style:style style:name="T18" style:family="text">
      <style:text-properties style:font-name="Times" fo:font-size="12pt" fo:font-style="italic" style:font-size-asian="12pt" style:font-style-asian="italic" style:font-name-complex="Helvetica" style:font-size-complex="12pt" style:font-style-complex="italic"/>
    </style:style>
    <style:style style:name="T19" style:family="text">
      <style:text-properties style:font-name="Times" fo:font-size="12pt" fo:font-style="italic" officeooo:rsid="00030e6d" style:font-size-asian="12pt" style:font-style-asian="italic" style:font-name-complex="Helvetica" style:font-size-complex="12pt" style:font-style-complex="italic"/>
    </style:style>
    <style:style style:name="T20" style:family="text">
      <style:text-properties style:font-name="Times" fo:font-size="12pt" fo:font-style="italic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48ef5" style:font-weight-asian="normal" style:font-weight-complex="normal"/>
    </style:style>
    <style:style style:name="T23" style:family="text">
      <style:text-properties officeooo:rsid="00048ef5"/>
    </style:style>
    <style:style style:name="T24" style:family="text">
      <style:text-properties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yan Vincent Beatty</text:p>
      <text:p text:style-name="P2"><text:span text:style-name="T5">301-802-1296 </text:span><text:span text:style-name="T21">|</text:span><text:span text:style-name="T5"> </text:span><text:a xlink:type="simple" xlink:href="mailto:rvbeatty@email.wm.edu"><text:span text:style-name="Internet_20_link"><text:span text:style-name="T5">rvbeatty@email.wm.edu</text:span></text:span></text:a></text:p>
      <text:p text:style-name="P10">8112 Whites Ford Way, Potomac, Maryland 20854</text:p>
      <text:p text:style-name="P2"><text:a xlink:type="simple" xlink:href="https://github.com/RyanBeatty"><text:span text:style-name="Internet_20_link"><text:span text:style-name="T6">https://github.com/RyanBeatty</text:span></text:span></text:a></text:p>
      <text:p text:style-name="P2"/>
      <text:p text:style-name="P3"><text:span text:style-name="T8">EDUCATI</text:span><text:bookmark text:name="_GoBack"/><text:span text:style-name="T8">ON</text:span></text:p>
      <text:p text:style-name="P7"><text:span text:style-name="T12">College of William and Mary</text:span><text:span text:style-name="T13"> – Williamsburg, VA<text:tab/><text:tab/><text:tab/>B.S. Computer Science</text:span></text:p>
      <text:p text:style-name="P16">Major GPA: 3.67<text:tab/><text:tab/><text:tab/><text:tab/><text:tab/><text:tab/><text:tab/><text:tab/><text:tab/>Est. May 2016</text:p>
      <text:p text:style-name="P7"/>
      <text:p text:style-name="P7"><text:span text:style-name="T16">Gonzaga College High School</text:span><text:span text:style-name="T6"> – Washington,</text:span><text:span text:style-name="T2"> D.C<text:tab/><text:tab/><text:tab/><text:tab/>Completed: July 2012</text:span></text:p>
      <text:p text:style-name="P7"/>
      <text:p text:style-name="P8"><text:span text:style-name="T16">RELEVANT COURSES </text:span><text:span text:style-name="T15"><text:s/></text:span></text:p>
      <text:list xml:id="list1666977333" text:style-name="WWNum2">
        <text:list-item>
          <text:p text:style-name="P13"><text:span text:style-name="T16">400 level:</text:span><text:span text:style-name="T2"> </text:span><text:span text:style-name="T18">Operating Systems</text:span><text:span text:style-name="T2">, </text:span><text:span text:style-name="T18">Systems Programming</text:span><text:span text:style-name="T2">, </text:span><text:span text:style-name="T19">Network Security</text:span><text:span text:style-name="T18">.</text:span><text:span text:style-name="T2"> </text:span></text:p>
        </text:list-item>
        <text:list-item>
          <text:p text:style-name="P13"><text:span text:style-name="T16">300 level:</text:span><text:span text:style-name="T2"> </text:span><text:span text:style-name="T18">Algorithms</text:span><text:span text:style-name="T2">, </text:span><text:span text:style-name="T17">Software Development, Computer Organization. </text:span></text:p>
        </text:list-item>
        <text:list-item>
          <text:p text:style-name="P13"><text:span text:style-name="T12">200 level: </text:span><text:span text:style-name="T20">Data Structures, Discrete Structures of Computer Science</text:span></text:p>
        </text:list-item>
      </text:list>
      <text:p text:style-name="P7"/>
      <text:p text:style-name="P17">SKILLS AND AWARDS</text:p>
      <text:list xml:id="list135702407" text:style-name="WWNum3">
        <text:list-item>
          <text:p text:style-name="P14"><text:span text:style-name="T15">Languages: </text:span><text:span text:style-name="T6">C/C++</text:span><text:span text:style-name="T2">, Python, </text:span><text:span text:style-name="T3">Java, </text:span><text:span text:style-name="T2">Haskell, </text:span><text:span text:style-name="T3">Objective-C, </text:span><text:span text:style-name="T2">JavaScript</text:span></text:p>
        </text:list-item>
        <text:list-item>
          <text:p text:style-name="P14"><text:span text:style-name="T16">Frameworks: </text:span><text:span text:style-name="T6">Django, Flask, Pyramid, Node.js</text:span></text:p>
        </text:list-item>
        <text:list-item>
          <text:p text:style-name="P14"><text:span text:style-name="T16">Environments: </text:span><text:span text:style-name="T6">Linux/Unix Environment, </text:span><text:span text:style-name="T7">iOS, Android</text:span></text:p>
        </text:list-item>
        <text:list-item>
          <text:p text:style-name="P14"><text:span text:style-name="T16">Awards: </text:span><text:span text:style-name="T6">PennApps X Bloomberg API Winner</text:span></text:p>
        </text:list-item>
      </text:list>
      <text:p text:style-name="P4"/>
      <text:p text:style-name="P18">WORK EXPERIENCE</text:p>
      <text:p text:style-name="P19"/>
      <text:p text:style-name="P5"><text:span text:style-name="T9">Epic Systems<text:tab/> <text:tab/><text:tab/><text:tab/><text:tab/></text:span><text:span text:style-name="T14">Verona, WI</text:span><text:span text:style-name="T9"><text:tab/></text:span></text:p>
      <text:p text:style-name="P6"><text:span text:style-name="T14">Sofware Development Intern</text:span><text:span text:style-name="T11"><text:tab/><text:tab/><text:tab/></text:span><text:span text:style-name="T14">May 2015 – Aug. 2015</text:span></text:p>
      <text:list xml:id="list15591778192" text:style-name="L1">
        <text:list-item>
          <text:p text:style-name="P11">Developed iOS application to organize and streamlin</text:p>
        </text:list-item>
      </text:list>
      <text:p text:style-name="P21"><text:span text:style-name="T23"/></text:p>
      <text:p text:style-name="P23"><text:span text:style-name="T23">American Public Power Association</text:span><text:span text:style-name="T22"><text:tab/>Crystal City, VA</text:span></text:p>
      <text:p text:style-name="P23"><text:span text:style-name="T22">Junior Developer<text:tab/><text:tab/><text:tab/><text:tab/>Nov. 2014 – March 2015</text:span></text:p>
      <text:list xml:id="list779365000" text:style-name="L2">
        <text:list-item>
          <text:p text:style-name="P12"><text:span text:style-name="T24">Responsible for developing and maintaining features for the eReliability Tracker, an enhanced, web-based version of APPA's Reliability Tracker software.</text:span></text:p>
        </text:list-item>
      </text:list>
      <text:p text:style-name="P1"><text:span text:style-name="T1"><text:s/></text:span><text:s/></text:p>
      <text:p text:style-name="P4"><text:bookmark-start text:name="__DdeLink__111_1408620753"/><text:span text:style-name="T8">Software Development Intern, </text:span><text:span text:style-name="T10">PBS Digital</text:span><text:bookmark-end text:name="__DdeLink__111_1408620753"/><text:span text:style-name="T10"><text:tab/><text:tab/><text:tab/><text:tab/>May – Aug</text:span><text:span text:style-name="T11">ust</text:span><text:span text:style-name="T10"> 2014</text:span></text:p>
      <text:p text:style-name="P20">PBS: Public Broadcasting Service, Crystal City, VA</text:p>
      <text:p text:style-name="P22">As an intern in the Digital division at PBS, I was responsible for building and maintaining various software projects, including the following:</text:p>
      <text:list xml:id="list15591778191" text:style-name="WWNum1">
        <text:list-item>
          <text:p text:style-name="P15"><text:span text:style-name="T16">Agora</text:span><text:span text:style-name="T6"> (</text:span><text:a xlink:type="simple" xlink:href="https://github.com/pbs/agora-proc"><text:span text:style-name="Internet_20_link"><text:span text:style-name="T6">https://github.com/pbs/agora-proc</text:span></text:span></text:a><text:span text:style-name="T6">): A batch analyzer of video stream logs that I helped develop for video players across more than 5 platforms. It heavily uses Amazon Web Services and leverages AWS's Elastic MapReduce to parallelize the processing of client video player events.</text:span></text:p>
        </text:list-item>
        <text:list-item>
          <text:p text:style-name="P15"><text:soft-page-break/><text:span text:style-name="T16">Pycaption </text:span><text:span text:style-name="T6">(</text:span><text:a xlink:type="simple" xlink:href="https://github.com/pbs/pycaption"><text:span text:style-name="Internet_20_link"><text:span text:style-name="T6">https://github.com/pbs/pycaption</text:span></text:span></text:a><text:span text:style-name="T6">): An existing captioning module that is responsible for read</text:span><text:bookmark text:name="__UnoMark__46_1413384418"/><text:span text:style-name="T6">ing/writing/converting closed captioning files that I modified and extended. I added Unicode support and fixed closed captioning on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7:59:46</dc:date>
    <meta:editing-cycles>13</meta:editing-cycles>
    <meta:editing-duration>PT3M4S</meta:editing-duration>
    <meta:generator>LibreOffice/3.6$Linux_X86_64 LibreOffice_project/360m1$Build-2</meta:generator>
    <meta:document-statistic meta:table-count="0" meta:image-count="0" meta:object-count="0" meta:page-count="2" meta:paragraph-count="30" meta:word-count="271" meta:character-count="1951" meta:non-whitespace-character-count="1687"/>
    <meta:template xlink:type="simple" xlink:actuate="onRequest" xlink:title="Normal.dotm" xlink:href=""/>
  </office:meta>
</office:document-meta>
</file>